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 draw:shadow="visible" draw:shadow-offset-x="0.035cm" draw:shadow-offset-y="0cm" draw:shadow-opacity="50%" loext:shadow-blur="0.176cm"/>
    </style:style>
    <style:style style:name="gr2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433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1pt" fo:background-color="#ffffff" style:font-size-asian="11pt" style:font-size-complex="11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000000" loext:opacity="100%" fo:font-size="11pt" fo:font-weight="normal" fo:background-color="#ffffff" style:font-size-asian="11pt" style:font-weight-asian="normal" style:font-size-complex="11pt" style:font-weight-complex="normal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color="#000000" loext:opacity="100%" fo:font-size="11pt" fo:background-color="#ffffff" style:font-size-asian="11pt" style:font-size-complex="11pt"/>
    </style:style>
    <style:style style:name="T1" style:family="text">
      <style:text-properties fo:font-size="11pt" fo:background-color="#ffffff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0" loext:opacity="100%" fo:font-size="11pt" fo:font-weight="normal" fo:background-color="#ffffff" style:font-size-asian="11pt" style:font-weight-asian="normal" style:font-size-complex="11pt" style:font-weight-complex="normal"/>
    </style:style>
    <style:style style:name="T4" style:family="text">
      <style:text-properties fo:color="#000000" loext:opacity="100%"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933cm" svg:height="4.182cm" draw:transform="rotate (0.956091364242494) translate (2.2431890571213cm 6.06107294093795cm)" svg:viewBox="0 0 3934 4183" svg:d="M0 33c4577-122 4577-122 2930 4150">
          <text:p/>
        </draw:path>
        <draw:line draw:style-name="gr2" draw:text-style-name="P1" draw:layer="layout" svg:x1="4.81cm" svg:y1="3.07cm" svg:x2="4.81cm" svg:y2="6.27cm">
          <text:p/>
        </draw:line>
        <draw:frame draw:style-name="gr3" draw:text-style-name="P3" draw:layer="layout" svg:width="1.786cm" svg:height="0.683cm" svg:x="3.902cm" svg:y="4.051cm">
          <draw:text-box>
            <text:p text:style-name="P2"><text:span text:style-name="T1">Attack</text:span></text:p>
          </draw:text-box>
        </draw:frame>
        <draw:frame draw:style-name="gr3" draw:text-style-name="P4" draw:layer="layout" svg:width="1.786cm" svg:height="0.683cm" svg:x="2.802cm" svg:y="5.052cm">
          <draw:text-box>
            <text:p text:style-name="P2"><text:span text:style-name="T2">Prefix</text:span></text:p>
          </draw:text-box>
        </draw:frame>
        <draw:frame draw:style-name="gr3" draw:text-style-name="P4" draw:layer="layout" svg:width="1.786cm" svg:height="0.683cm" svg:x="5.002cm" svg:y="5.053cm">
          <draw:text-box>
            <text:p text:style-name="P2"><text:span text:style-name="T2">Suffix</text:span></text:p>
          </draw:text-box>
        </draw:frame>
        <draw:line draw:style-name="gr4" draw:text-style-name="P1" draw:layer="layout" svg:x1="2.037cm" svg:y1="6.302cm" svg:x2="2.037cm" svg:y2="3.302cm">
          <text:p/>
        </draw:line>
        <draw:line draw:style-name="gr4" draw:text-style-name="P1" draw:layer="layout" svg:x1="2.037cm" svg:y1="6.302cm" svg:x2="7.887cm" svg:y2="6.302cm">
          <text:p/>
        </draw:line>
        <draw:frame draw:style-name="gr5" draw:text-style-name="P6" draw:layer="layout" svg:width="1.933cm" svg:height="0.887cm" draw:transform="rotate (1.5707963267949) translate (1.668cm 5.629cm)">
          <draw:text-box>
            <text:p text:style-name="P5"><text:span text:style-name="T3">Energy</text:span></text:p>
          </draw:text-box>
        </draw:frame>
        <draw:frame draw:style-name="gr6" draw:text-style-name="P8" draw:layer="layout" svg:width="1.397cm" svg:height="0.683cm" svg:x="6cm" svg:y="5.965cm">
          <draw:text-box>
            <text:p text:style-name="P7"><text:span text:style-name="T4">Ti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2" draw:display-name="Arrowheads 2" svg:viewBox="0 0 20 20" svg:d="M0 20l10-20 10 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30T21:24:23.148132874</dc:date>
    <meta:editing-duration>PT5H14M56S</meta:editing-duration>
    <meta:editing-cycles>70</meta:editing-cycles>
    <meta:generator>LibreOffice/7.1.5.2$Linux_X86_64 LibreOffice_project/10$Build-2</meta:generator>
    <dc:creator>Alexander Refsum Jensenius</dc:creator>
    <meta:document-statistic meta:object-count="9"/>
  </office:meta>
</office:document-meta>
</file>